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70b" officeooo:paragraph-rsid="0004a70b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808080" style:font-name="Consolas" fo:font-size="10pt" style:font-size-asian="10pt"/>
    </style:style>
    <style:style style:name="T2" style:family="text">
      <style:text-properties fo:color="#000080" style:font-name="Consolas" fo:font-size="10pt" style:font-size-asian="10pt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" style:family="text">
      <style:text-properties fo:color="#008000" style:font-name="Consolas" fo:font-size="10pt" style:font-size-asian="10pt"/>
    </style:style>
    <style:style style:name="T6" style:family="text">
      <style:text-properties fo:color="#800000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un crap4j.bat file and how to create it. <text:s/>First you need to know where the ant file lives in what ever program you are using. <text:s/>In netbeans, it lives here : C:\Program Files\NetBeans 7.2.1\java\ant\bin\ant, while in eclipse, it lives here: C:\Program Files\eclipse\plugins\org.apache.ant_1.9.2.v201404171502\bin\ant. <text:s/>For the 2015 build season, the batch file looks like this. </text:p>
      <text:p text:style-name="P1"/>
      <text:p text:style-name="P1">set ANT_OPTS=-DCRAP4J_HOME=hooks/crap4j </text:p>
      <text:p text:style-name="P1">"C:\Program Files\eclipse\plugins\org.apache.ant_1.9.2.v201404171502\bin\ant" run-crap4j</text:p>
      <text:p text:style-name="P1">echo "Script completed"</text:p>
      <text:p text:style-name="P1">pause</text:p>
      <text:p text:style-name="P1"/>
      <text:p text:style-name="P1">with the build.xml file looking like this:</text:p>
      <text:p text:style-name="P1"/>
      <text:p text:style-name="P1"><text:span text:style-name="T1">&lt;?xml version="1.0" encoding="UTF-8"?&gt;</text:span></text:p>
      <text:p text:style-name="P3"/>
      <text:p text:style-name="P2"><text:span text:style-name="T2">&lt;project</text:span><text:span text:style-name="T3"> </text:span><text:span text:style-name="T2">name=</text:span><text:span text:style-name="T5">"FRC Deployment"</text:span><text:span text:style-name="T3"> </text:span><text:span text:style-name="T2">default=</text:span><text:span text:style-name="T5">"deploy"</text:span><text:span text:style-name="T2">&gt;</text:span></text:p>
      <text:p text:style-name="P3"/>
      <text:p text:style-name="P2"><text:span text:style-name="T3"><text:s text:c="2"/></text:span><text:span text:style-name="T6">&lt;!--</text:span></text:p>
      <text:p text:style-name="P2"><text:span text:style-name="T6"><text:s text:c="2"/>The following properties can be defined to override system level</text:span></text:p>
      <text:p text:style-name="P2"><text:span text:style-name="T6"><text:s text:c="2"/>settings. These should not be touched unless you know what you're</text:span></text:p>
      <text:p text:style-name="P2"><text:span text:style-name="T6"><text:s text:c="2"/>doing. The primary use is to override the wpilib version when</text:span></text:p>
      <text:p text:style-name="P2"><text:span text:style-name="T6"><text:s text:c="2"/>working with older robots that can't compile with the latest</text:span></text:p>
      <text:p text:style-name="P2"><text:span text:style-name="T6"><text:s text:c="2"/>libraries.</text:span></text:p>
      <text:p text:style-name="P2"><text:span text:style-name="T6"><text:s text:c="2"/>--&gt;</text:span></text:p>
      <text:p text:style-name="P3"/>
      <text:p text:style-name="P2"><text:span text:style-name="T3"><text:s text:c="2"/></text:span><text:span text:style-name="T6">&lt;!-- By default the system version of WPI is used --&gt;</text:span></text:p>
      <text:p text:style-name="P2"><text:span text:style-name="T3"><text:s text:c="2"/></text:span><text:span text:style-name="T6">&lt;!-- &lt;property name="version" value=""/&gt; --&gt;</text:span></text:p>
      <text:p text:style-name="P3"/>
      <text:p text:style-name="P2"><text:span text:style-name="T3"><text:s text:c="2"/></text:span><text:span text:style-name="T6">&lt;!-- By default the system team number is used --&gt;</text:span></text:p>
      <text:p text:style-name="P2"><text:span text:style-name="T3"><text:s text:c="2"/></text:span><text:span text:style-name="T6">&lt;!-- &lt;property name="team-number" value=""/&gt; --&gt;</text:span></text:p>
      <text:p text:style-name="P3"/>
      <text:p text:style-name="P2"><text:span text:style-name="T3"><text:s text:c="2"/></text:span><text:span text:style-name="T6">&lt;!-- By default the target is set to 10.TE.AM.2 --&gt;</text:span></text:p>
      <text:p text:style-name="P2"><text:span text:style-name="T3"><text:s text:c="2"/></text:span><text:span text:style-name="T6">&lt;!-- &lt;property name="target" value=""/&gt; --&gt;</text:span></text:p>
      <text:p text:style-name="P3"/>
      <text:p text:style-name="P2"><text:span text:style-name="T3"><text:s text:c="2"/></text:span><text:span text:style-name="T2">&lt;property</text:span><text:span text:style-name="T3"> </text:span><text:span text:style-name="T2">file=</text:span><text:span text:style-name="T5">"${user.home}/wpilib/wpilib.properties"</text:span><text:span text:style-name="T3"> </text:span><text:span text:style-name="T2">/&gt;</text:span></text:p>
      <text:p text:style-name="P2"><text:span text:style-name="T3"><text:s text:c="2"/></text:span><text:span text:style-name="T2">&lt;property</text:span><text:span text:style-name="T3"> </text:span><text:span text:style-name="T2">file=</text:span><text:span text:style-name="T5">"build.properties"</text:span><text:span text:style-name="T3"> </text:span><text:span text:style-name="T2">/&gt;</text:span></text:p>
      <text:p text:style-name="P2"><text:span text:style-name="T3"><text:s text:c="2"/></text:span><text:span text:style-name="T2">&lt;property</text:span><text:span text:style-name="T3"> </text:span><text:span text:style-name="T2">file=</text:span><text:span text:style-name="T5">"${user.home}/wpilib/java/${version}/ant/build.properties"</text:span><text:span text:style-name="T3"> </text:span><text:span text:style-name="T2">/&gt;</text:span></text:p>
      <text:p text:style-name="P2"><text:span text:style-name="T3"><text:s text:c="2"/></text:span><text:span text:style-name="T2">&lt;property</text:span><text:span text:style-name="T3"> </text:span><text:span text:style-name="T2">name=</text:span><text:span text:style-name="T5">"CRAP4J_HOME"</text:span><text:span text:style-name="T3"> </text:span><text:span text:style-name="T2">value=</text:span><text:span text:style-name="T5">"${basedir}/hooks/crap4j"</text:span><text:span text:style-name="T2">/&gt;</text:span></text:p>
      <text:p text:style-name="P2"><text:span text:style-name="T4"><text:s text:c="2"/></text:span><text:span text:style-name="T6">&lt;!-- &lt;property environment="env"/&gt;</text:span></text:p>
      <text:p text:style-name="P2"><text:span text:style-name="T6"><text:tab/><text:tab/>&lt;echo message="CRAP4J_HOME=${env.CRAP4J_HOME}" /&gt;</text:span></text:p>
      <text:p text:style-name="P2"><text:span text:style-name="T6"><text:tab/>--&gt;</text:span></text:p>
      <text:p text:style-name="P2"><text:span text:style-name="T3"><text:tab/><text:tab/></text:span></text:p>
      <text:p text:style-name="P2"><text:span text:style-name="T3"><text:tab/></text:span><text:span text:style-name="T2">&lt;taskdef</text:span><text:span text:style-name="T3"> </text:span><text:span text:style-name="T2">resource=</text:span><text:span text:style-name="T5">"checkstyletask.properties"</text:span></text:p>
      <text:p text:style-name="P2"><text:span text:style-name="T3"><text:tab/><text:tab/><text:tab/></text:span><text:span text:style-name="T2">classpath=</text:span><text:span text:style-name="T5">"${basedir}/hooks/checkstyle/checkstyle-6.2-all.jar"</text:span><text:span text:style-name="T2">/&gt;</text:span></text:p>
      <text:p text:style-name="P2"><text:span text:style-name="T3"><text:tab/></text:span><text:span text:style-name="T2">&lt;target</text:span><text:span text:style-name="T3"> </text:span><text:span text:style-name="T2">name=</text:span><text:span text:style-name="T5">"checkstyle"</text:span><text:span text:style-name="T3"> </text:span><text:span text:style-name="T2">description=</text:span><text:span text:style-name="T5">"Generates a report of code convention violations."</text:span><text:span text:style-name="T2">&gt;</text:span></text:p>
      <text:p text:style-name="P2"><text:span text:style-name="T3"><text:tab/></text:span><text:span text:style-name="T2">&lt;checkstyle</text:span><text:span text:style-name="T3"> </text:span><text:span text:style-name="T2">config=</text:span><text:span text:style-name="T5">"${basedir}/hooks/checkstyle/checkstyle-rules.xml"</text:span></text:p>
      <text:p text:style-name="P2"><text:span text:style-name="T3"><text:tab/> <text:s/><text:tab/><text:tab/></text:span><text:span text:style-name="T2">failureProperty=</text:span><text:span text:style-name="T5">"checkstyle.failure"</text:span><text:span text:style-name="T3"> </text:span></text:p>
      <text:p text:style-name="P2"><text:span text:style-name="T3"><text:tab/> <text:s/><text:tab/><text:tab/></text:span><text:span text:style-name="T2">failOnViolation=</text:span><text:span text:style-name="T5">"false"</text:span><text:span text:style-name="T2">&gt;</text:span></text:p>
      <text:p text:style-name="P2"><text:span text:style-name="T3"><text:tab/><text:tab/></text:span><text:span text:style-name="T2">&lt;formatter</text:span><text:span text:style-name="T3"> </text:span><text:span text:style-name="T2">type=</text:span><text:span text:style-name="T5">"xml"</text:span><text:span text:style-name="T3"> </text:span><text:span text:style-name="T2">tofile=</text:span><text:span text:style-name="T5">"reports/checkstyle_report.xml"</text:span><text:span text:style-name="T2">/&gt;</text:span></text:p>
      <text:p text:style-name="P2"><text:span text:style-name="T3"><text:tab/><text:tab/></text:span><text:span text:style-name="T2">&lt;fileset</text:span><text:span text:style-name="T3"> </text:span><text:span text:style-name="T2">dir=</text:span><text:span text:style-name="T5">"src"</text:span><text:span text:style-name="T3"> </text:span><text:span text:style-name="T2">includes=</text:span><text:span text:style-name="T5">"**/*.java"</text:span><text:span text:style-name="T2">/&gt;</text:span></text:p>
      <text:p text:style-name="P2"><text:span text:style-name="T3"><text:tab/></text:span><text:span text:style-name="T2">&lt;/checkstyle&gt;</text:span></text:p>
      <text:p text:style-name="P2"><text:span text:style-name="T3"><text:tab/></text:span><text:span text:style-name="T2">&lt;style</text:span><text:span text:style-name="T3"> </text:span><text:span text:style-name="T2">in=</text:span><text:span text:style-name="T5">"reports/checkstyle_report.xml"</text:span><text:span text:style-name="T3"> </text:span><text:span text:style-name="T2">out=</text:span><text:span text:style-name="T5">"reports/checkstyle_report.html"</text:span><text:span text:style-name="T3"> </text:span><text:span text:style-name="T2">style=</text:span><text:span text:style-name="T5">"${basedir}/hooks/checkstyle/checkstyle-simple.xsl"</text:span><text:span text:style-name="T2">/&gt;</text:span></text:p>
      <text:p text:style-name="P2"><text:span text:style-name="T3"><text:tab/></text:span><text:span text:style-name="T2">&lt;/target&gt;</text:span></text:p>
      <text:p text:style-name="P3"><text:soft-page-break/></text:p>
      <text:p text:style-name="P2"><text:span text:style-name="T3"><text:tab/></text:span></text:p>
      <text:p text:style-name="P2"><text:span text:style-name="T3"><text:tab/></text:span><text:span text:style-name="T2">&lt;taskdef</text:span><text:span text:style-name="T3"> </text:span><text:span text:style-name="T2">name=</text:span><text:span text:style-name="T5">"crap4j"</text:span><text:span text:style-name="T3"> </text:span><text:span text:style-name="T2">classname=</text:span><text:span text:style-name="T5">"org.crap4j.anttask.Crap4jAntTask"</text:span><text:span text:style-name="T2">&gt;</text:span></text:p>
      <text:p text:style-name="P2"><text:span text:style-name="T3"><text:tab/><text:tab/></text:span><text:span text:style-name="T2">&lt;classpath&gt;</text:span></text:p>
      <text:p text:style-name="P2"><text:span text:style-name="T3"><text:tab/><text:tab/><text:tab/></text:span><text:span text:style-name="T2">&lt;fileset</text:span><text:span text:style-name="T3"> </text:span><text:span text:style-name="T2">dir=</text:span><text:span text:style-name="T5">"${CRAP4J_HOME}/lib"</text:span><text:span text:style-name="T2">&gt;</text:span></text:p>
      <text:p text:style-name="P2"><text:span text:style-name="T3"><text:tab/><text:tab/><text:tab/><text:tab/></text:span><text:span text:style-name="T2">&lt;include</text:span><text:span text:style-name="T3"> </text:span><text:span text:style-name="T2">name=</text:span><text:span text:style-name="T5">"**/*.jar"</text:span><text:span text:style-name="T2">/&gt;</text:span></text:p>
      <text:p text:style-name="P2"><text:span text:style-name="T3"><text:tab/><text:tab/><text:tab/></text:span><text:span text:style-name="T2">&lt;/fileset&gt;</text:span></text:p>
      <text:p text:style-name="P2"><text:span text:style-name="T3"><text:tab/><text:tab/></text:span><text:span text:style-name="T2">&lt;/classpath&gt;</text:span></text:p>
      <text:p text:style-name="P2"><text:span text:style-name="T3"><text:tab/></text:span><text:span text:style-name="T2">&lt;/taskdef&gt;</text:span></text:p>
      <text:p text:style-name="P2"><text:span text:style-name="T3"><text:s text:c="2"/></text:span></text:p>
      <text:p text:style-name="P2"><text:span text:style-name="T3"><text:tab/></text:span><text:span text:style-name="T2">&lt;target</text:span><text:span text:style-name="T3"> </text:span><text:span text:style-name="T2">name=</text:span><text:span text:style-name="T5">"run-crap4j"</text:span><text:span text:style-name="T2">&gt;</text:span></text:p>
      <text:p text:style-name="P2"><text:span text:style-name="T3"><text:tab/><text:tab/></text:span><text:span text:style-name="T2">&lt;crap4j</text:span><text:span text:style-name="T3"> </text:span><text:span text:style-name="T2">projectdir=</text:span><text:span text:style-name="T5">"${basedir}"</text:span><text:span text:style-name="T3"> </text:span></text:p>
      <text:p text:style-name="P2"><text:span text:style-name="T3"><text:tab/><text:tab/><text:tab/> <text:s text:c="3"/></text:span><text:span text:style-name="T2">outputDir=</text:span><text:span text:style-name="T5">"reports/crap4j"</text:span><text:span text:style-name="T3"> </text:span></text:p>
      <text:p text:style-name="P2"><text:span text:style-name="T3"><text:tab/><text:tab/><text:tab/> <text:s text:c="3"/></text:span><text:span text:style-name="T2">dontTest=</text:span><text:span text:style-name="T5">"false"</text:span><text:span text:style-name="T3"> </text:span><text:span text:style-name="T2">debug=</text:span><text:span text:style-name="T5">"false"</text:span><text:span text:style-name="T2">&gt;</text:span></text:p>
      <text:p text:style-name="P2"><text:span text:style-name="T3"><text:tab/><text:tab/><text:tab/></text:span></text:p>
      <text:p text:style-name="P3"/>
      <text:p text:style-name="P3"/>
      <text:p text:style-name="P2"><text:span text:style-name="T3"><text:tab/><text:tab/><text:tab/></text:span><text:span text:style-name="T2">&lt;classes&gt;</text:span></text:p>
      <text:p text:style-name="P2"><text:span text:style-name="T3"><text:tab/><text:tab/><text:tab/><text:tab/></text:span><text:span text:style-name="T6">&lt;!-- put the project's class directories here. These are the classes you want crap numbers for --&gt;</text:span></text:p>
      <text:p text:style-name="P2"><text:span text:style-name="T3"><text:tab/><text:tab/><text:tab/><text:tab/></text:span><text:span text:style-name="T2">&lt;pathElement</text:span><text:span text:style-name="T3"> </text:span><text:span text:style-name="T2">location=</text:span><text:span text:style-name="T5">"${basedir}/bin"</text:span><text:span text:style-name="T3"> </text:span><text:span text:style-name="T2">/&gt;</text:span></text:p>
      <text:p text:style-name="P2"><text:span text:style-name="T3"><text:tab/><text:tab/><text:tab/></text:span><text:span text:style-name="T2">&lt;/classes&gt;</text:span></text:p>
      <text:p text:style-name="P2"><text:span text:style-name="T3"><text:tab/><text:tab/><text:tab/></text:span></text:p>
      <text:p text:style-name="P2"><text:span text:style-name="T3"><text:tab/><text:tab/><text:tab/></text:span><text:span text:style-name="T2">&lt;srces&gt;</text:span></text:p>
      <text:p text:style-name="P2"><text:span text:style-name="T3"><text:tab/><text:tab/><text:tab/><text:tab/></text:span><text:span text:style-name="T6">&lt;!-- The project's src folders --&gt;</text:span></text:p>
      <text:p text:style-name="P2"><text:span text:style-name="T3"><text:tab/><text:tab/><text:tab/><text:tab/></text:span><text:span text:style-name="T2">&lt;pathElement</text:span><text:span text:style-name="T3"> </text:span><text:span text:style-name="T2">location=</text:span><text:span text:style-name="T5">"${basedir}/src"</text:span><text:span text:style-name="T3"> </text:span><text:span text:style-name="T2">/&gt;</text:span><text:span text:style-name="T3"> </text:span></text:p>
      <text:p text:style-name="P2"><text:span text:style-name="T3"><text:tab/><text:tab/><text:tab/></text:span><text:span text:style-name="T2">&lt;/srces&gt;</text:span></text:p>
      <text:p text:style-name="P2"><text:span text:style-name="T3"><text:tab/><text:tab/><text:tab/></text:span></text:p>
      <text:p text:style-name="P2"><text:span text:style-name="T3"><text:tab/><text:tab/><text:tab/></text:span><text:span text:style-name="T2">&lt;testClasses&gt;</text:span></text:p>
      <text:p text:style-name="P2"><text:span text:style-name="T3"><text:tab/><text:tab/><text:tab/><text:tab/></text:span><text:span text:style-name="T6">&lt;!-- The project's test classes. </text:span></text:p>
      <text:p text:style-name="P2"><text:span text:style-name="T6"><text:tab/><text:tab/><text:tab/><text:tab/> <text:s text:c="8"/>Note, separating it from the project classes makes life so much easier</text:span></text:p>
      <text:p text:style-name="P2"><text:span text:style-name="T6"><text:tab/><text:tab/><text:tab/><text:tab/> <text:s text:c="8"/>but if you didn't, then you probably just want to repeat the classDir entry here --&gt;</text:span></text:p>
      <text:p text:style-name="P2"><text:span text:style-name="T3"><text:tab/><text:tab/><text:tab/><text:tab/></text:span><text:span text:style-name="T2">&lt;pathElement</text:span><text:span text:style-name="T3"> </text:span><text:span text:style-name="T2">location=</text:span><text:span text:style-name="T5">"${basedir}/bin"</text:span><text:span text:style-name="T3"> </text:span><text:span text:style-name="T2">/&gt;</text:span></text:p>
      <text:p text:style-name="P2"><text:span text:style-name="T3"><text:tab/><text:tab/><text:tab/></text:span><text:span text:style-name="T2">&lt;/testClasses&gt;</text:span></text:p>
      <text:p text:style-name="P2"><text:span text:style-name="T3"><text:tab/><text:tab/><text:tab/></text:span></text:p>
      <text:p text:style-name="P2"><text:span text:style-name="T3"><text:tab/><text:tab/><text:tab/></text:span><text:span text:style-name="T2">&lt;libClasspath&gt;</text:span></text:p>
      <text:p text:style-name="P2"><text:span text:style-name="T3"><text:tab/><text:tab/><text:tab/><text:tab/></text:span><text:span text:style-name="T6">&lt;!-- Put the dependent paths and libraries here. </text:span></text:p>
      <text:p text:style-name="P2"><text:span text:style-name="T6"><text:tab/><text:tab/><text:tab/><text:tab/> <text:s text:c="8"/>This is for stuff necessary to your project, but not stuff you want analyzed --&gt;</text:span></text:p>
      <text:p text:style-name="P2"><text:span text:style-name="T3"><text:tab/><text:tab/><text:tab/><text:tab/></text:span><text:span text:style-name="T2">&lt;fileset</text:span><text:span text:style-name="T3"> </text:span><text:span text:style-name="T2">dir=</text:span><text:span text:style-name="T5">"${basedir}/lib"</text:span><text:span text:style-name="T2">&gt;</text:span></text:p>
      <text:p text:style-name="P2"><text:span text:style-name="T3"><text:tab/><text:tab/><text:tab/><text:tab/><text:tab/></text:span><text:span text:style-name="T2">&lt;include</text:span><text:span text:style-name="T3"> </text:span><text:span text:style-name="T2">name=</text:span><text:span text:style-name="T5">"**/*.jar"</text:span><text:span text:style-name="T3"> </text:span><text:span text:style-name="T2">/&gt;</text:span></text:p>
      <text:p text:style-name="P2"><text:span text:style-name="T3"><text:tab/><text:tab/><text:tab/><text:tab/></text:span><text:span text:style-name="T2">&lt;/fileset&gt;</text:span></text:p>
      <text:p text:style-name="P2"><text:span text:style-name="T3"><text:tab/><text:tab/><text:tab/><text:tab/></text:span><text:span text:style-name="T6">&lt;!-- if you get errors loading any agitar classes, like the mock classes, add this entry --&gt;</text:span></text:p>
      <text:p text:style-name="P2"><text:span text:style-name="T3"><text:tab/><text:tab/><text:tab/><text:tab/></text:span></text:p>
      <text:p text:style-name="P2"><text:span text:style-name="T3"><text:tab/><text:tab/><text:tab/><text:tab/></text:span><text:span text:style-name="T2">&lt;fileset</text:span><text:span text:style-name="T3"> </text:span><text:span text:style-name="T2">dir=</text:span><text:span text:style-name="T5">"${CRAP4J_HOME}/lib/com.agitar.eclipse.api_4.2.0.401405/lib/ext"</text:span><text:span text:style-name="T2">&gt;</text:span></text:p>
      <text:p text:style-name="P2"><text:span text:style-name="T3"><text:tab/><text:tab/><text:tab/><text:tab/> <text:s text:c="19"/></text:span><text:span text:style-name="T2">&lt;include</text:span><text:span text:style-name="T3"> </text:span><text:span text:style-name="T2">name=</text:span><text:span text:style-name="T5">"**/*.jar"</text:span><text:span text:style-name="T3"> </text:span><text:span text:style-name="T2">/&gt;</text:span></text:p>
      <text:p text:style-name="P2"><text:span text:style-name="T3"><text:tab/><text:tab/><text:tab/><text:tab/> <text:s text:c="15"/></text:span><text:span text:style-name="T2">&lt;/fileset&gt;</text:span></text:p>
      <text:p text:style-name="P2"><text:span text:style-name="T3"><text:tab/><text:tab/><text:tab/><text:tab/> <text:s text:c="14"/></text:span></text:p>
      <text:p text:style-name="P2"><text:span text:style-name="T3"><text:tab/><text:tab/><text:tab/></text:span><text:span text:style-name="T2">&lt;/libClasspath&gt;</text:span></text:p>
      <text:p text:style-name="P2"><text:span text:style-name="T3"><text:tab/><text:tab/></text:span></text:p>
      <text:p text:style-name="P2"><text:span text:style-name="T3"><text:tab/><text:tab/></text:span><text:span text:style-name="T2">&lt;/crap4j&gt;</text:span></text:p>
      <text:p text:style-name="P2"><text:span text:style-name="T3"><text:tab/></text:span><text:span text:style-name="T2">&lt;/target&gt;</text:span></text:p>
      <text:p text:style-name="P2"><text:span text:style-name="T3"><text:s text:c="3"/></text:span><text:span text:style-name="T6">&lt;!-- Linter lint4j target --&gt;</text:span></text:p>
      <text:p text:style-name="P2"><text:span text:style-name="T3"><text:s text:c="4"/></text:span><text:span text:style-name="T2">&lt;taskdef</text:span><text:span text:style-name="T3"> </text:span><text:span text:style-name="T2">name=</text:span><text:span text:style-name="T5">"lint4j"</text:span><text:span text:style-name="T3"> </text:span><text:span text:style-name="T2">classname=</text:span><text:span text:style-name="T5">"com.jutils.lint4j.ant.Lint4jAntTask"</text:span><text:span text:style-name="T2">&gt;</text:span></text:p>
      <text:p text:style-name="P2"><text:soft-page-break/><text:span text:style-name="T3"><text:s text:c="6"/></text:span><text:span text:style-name="T2">&lt;classpath&gt;</text:span></text:p>
      <text:p text:style-name="P2"><text:span text:style-name="T3"><text:s text:c="8"/></text:span><text:span text:style-name="T2">&lt;pathelement</text:span><text:span text:style-name="T3"> </text:span><text:span text:style-name="T2">location=</text:span><text:span text:style-name="T5">"${basedir}/hooks/lint4j/jars/lint4j.jar"</text:span><text:span text:style-name="T3"> </text:span><text:span text:style-name="T2">/&gt;</text:span></text:p>
      <text:p text:style-name="P2"><text:span text:style-name="T3"><text:s text:c="6"/></text:span><text:span text:style-name="T2">&lt;/classpath&gt;</text:span></text:p>
      <text:p text:style-name="P2"><text:span text:style-name="T3"><text:s text:c="4"/></text:span><text:span text:style-name="T2">&lt;/taskdef&gt;</text:span></text:p>
      <text:p text:style-name="P2"><text:span text:style-name="T3"><text:s text:c="4"/></text:span><text:span text:style-name="T2">&lt;target</text:span><text:span text:style-name="T3"> </text:span><text:span text:style-name="T2">name=</text:span><text:span text:style-name="T5">"run-lint4j"</text:span><text:span text:style-name="T3"> </text:span><text:span text:style-name="T2">description=</text:span><text:span text:style-name="T5">"Perform lint4j static analysis"</text:span><text:span text:style-name="T2">&gt;</text:span></text:p>
      <text:p text:style-name="P2"><text:span text:style-name="T3"><text:s text:c="6"/></text:span><text:span text:style-name="T2">&lt;lint4j</text:span><text:span text:style-name="T3"> </text:span><text:span text:style-name="T2">packages=</text:span><text:span text:style-name="T5">"org.usfirst.frc93.*"</text:span><text:span text:style-name="T3"> </text:span><text:span text:style-name="T2">level=</text:span><text:span text:style-name="T5">"3"</text:span><text:span text:style-name="T3"> </text:span><text:span text:style-name="T2">exact=</text:span><text:span text:style-name="T5">"false"</text:span><text:span text:style-name="T2">&gt;</text:span></text:p>
      <text:p text:style-name="P2"><text:span text:style-name="T3"><text:s text:c="8"/></text:span><text:span text:style-name="T2">&lt;classpath&gt;</text:span></text:p>
      <text:p text:style-name="P2"><text:span text:style-name="T3"><text:s text:c="10"/></text:span><text:span text:style-name="T6">&lt;!--</text:span></text:p>
      <text:p text:style-name="P2"><text:span text:style-name="T6"><text:s text:c="10"/>Removed dir="${basedir}/build/classes" <text:s/>name="**/*.jar" because it</text:span></text:p>
      <text:p text:style-name="P2"><text:span text:style-name="T6"><text:s text:c="10"/>doesn't appear to be necessary.</text:span></text:p>
      <text:p text:style-name="P2"><text:span text:style-name="T6"><text:s text:c="10"/>--&gt;</text:span></text:p>
      <text:p text:style-name="P2"><text:span text:style-name="T3"><text:s text:c="10"/></text:span><text:span text:style-name="T2">&lt;fileset</text:span><text:span text:style-name="T3"> </text:span><text:span text:style-name="T2">dir=</text:span><text:span text:style-name="T5">"${basedir}/lib"</text:span><text:span text:style-name="T2">&gt;</text:span></text:p>
      <text:p text:style-name="P2"><text:span text:style-name="T3"><text:s text:c="12"/></text:span><text:span text:style-name="T2">&lt;include</text:span><text:span text:style-name="T3"> </text:span><text:span text:style-name="T2">name=</text:span><text:span text:style-name="T5">"**/*.jar"</text:span><text:span text:style-name="T3"> </text:span><text:span text:style-name="T2">/&gt;</text:span></text:p>
      <text:p text:style-name="P2"><text:span text:style-name="T3"><text:s text:c="10"/></text:span><text:span text:style-name="T2">&lt;/fileset&gt;</text:span></text:p>
      <text:p text:style-name="P2"><text:span text:style-name="T3"><text:s text:c="8"/></text:span><text:span text:style-name="T2">&lt;/classpath&gt;</text:span></text:p>
      <text:p text:style-name="P2"><text:span text:style-name="T3"><text:s text:c="8"/></text:span><text:span text:style-name="T2">&lt;sourcepath&gt;</text:span></text:p>
      <text:p text:style-name="P2"><text:span text:style-name="T3"><text:s text:c="10"/></text:span><text:span text:style-name="T2">&lt;dirset</text:span><text:span text:style-name="T3"> </text:span><text:span text:style-name="T2">dir=</text:span><text:span text:style-name="T5">"${basedir}"</text:span><text:span text:style-name="T2">&gt;</text:span></text:p>
      <text:p text:style-name="P2"><text:span text:style-name="T3"><text:s text:c="12"/></text:span><text:span text:style-name="T2">&lt;include</text:span><text:span text:style-name="T3"> </text:span><text:span text:style-name="T2">name=</text:span><text:span text:style-name="T5">"src"</text:span><text:span text:style-name="T3"> </text:span><text:span text:style-name="T2">/&gt;</text:span></text:p>
      <text:p text:style-name="P2"><text:span text:style-name="T3"><text:s text:c="10"/></text:span><text:span text:style-name="T2">&lt;/dirset&gt;</text:span></text:p>
      <text:p text:style-name="P2"><text:span text:style-name="T3"><text:s text:c="10"/></text:span><text:span text:style-name="T6">&lt;!-- &lt;pathelement location="${basedir}/src" /&gt; <text:s/>Not sure which is correct, but style shown here works. --&gt;</text:span></text:p>
      <text:p text:style-name="P2"><text:span text:style-name="T3"><text:s text:c="8"/></text:span><text:span text:style-name="T2">&lt;/sourcepath&gt;</text:span></text:p>
      <text:p text:style-name="P2"><text:span text:style-name="T3"><text:s text:c="8"/></text:span><text:span text:style-name="T2">&lt;formatters&gt;</text:span></text:p>
      <text:p text:style-name="P2"><text:span text:style-name="T3"><text:s text:c="10"/></text:span><text:span text:style-name="T2">&lt;formatter</text:span><text:span text:style-name="T3"> </text:span><text:span text:style-name="T2">type=</text:span><text:span text:style-name="T5">"text"</text:span><text:span text:style-name="T3"> </text:span><text:span text:style-name="T2">/&gt;</text:span></text:p>
      <text:p text:style-name="P2"><text:span text:style-name="T3"><text:s text:c="10"/></text:span><text:span text:style-name="T2">&lt;formatter</text:span><text:span text:style-name="T3"> </text:span><text:span text:style-name="T2">type=</text:span><text:span text:style-name="T5">"text"</text:span><text:span text:style-name="T3"> </text:span><text:span text:style-name="T2">toFile=</text:span><text:span text:style-name="T5">"reports/lint4j/lint.txt"</text:span><text:span text:style-name="T3"> </text:span><text:span text:style-name="T2">/&gt;</text:span></text:p>
      <text:p text:style-name="P2"><text:span text:style-name="T3"><text:s text:c="10"/></text:span><text:span text:style-name="T2">&lt;formatter</text:span><text:span text:style-name="T3"> </text:span><text:span text:style-name="T2">type=</text:span><text:span text:style-name="T5">"xml"</text:span><text:span text:style-name="T3"> </text:span><text:span text:style-name="T2">toFile=</text:span><text:span text:style-name="T5">"reports/lint4j/lint.xml"</text:span><text:span text:style-name="T3"> </text:span><text:span text:style-name="T2">/&gt;</text:span></text:p>
      <text:p text:style-name="P2"><text:span text:style-name="T3"><text:s text:c="8"/></text:span><text:span text:style-name="T2">&lt;/formatters&gt;</text:span></text:p>
      <text:p text:style-name="P2"><text:span text:style-name="T3"><text:s text:c="6"/></text:span><text:span text:style-name="T2">&lt;/lint4j&gt;</text:span></text:p>
      <text:p text:style-name="P2"><text:span text:style-name="T3"><text:s text:c="4"/></text:span><text:span text:style-name="T2">&lt;/target&gt;</text:span><text:span text:style-name="T3"> <text:s/></text:span></text:p>
      <text:p text:style-name="P2"><text:span text:style-name="T3"><text:s text:c="2"/></text:span><text:span text:style-name="T6">&lt;!-- Any other property in build.properties can also be overridden. --&gt;</text:span></text:p>
      <text:p text:style-name="P2"><text:span text:style-name="T3"><text:s text:c="2"/></text:span></text:p>
      <text:p text:style-name="P2"><text:span text:style-name="T3"><text:s text:c="4"/></text:span><text:span text:style-name="T2">&lt;taskdef</text:span><text:span text:style-name="T3"> </text:span><text:span text:style-name="T2">name=</text:span><text:span text:style-name="T5">"findbugs"</text:span><text:span text:style-name="T3"> </text:span><text:span text:style-name="T2">classname=</text:span><text:span text:style-name="T5">"edu.umd.cs.findbugs.anttask.FindBugsTask"</text:span><text:span text:style-name="T2">&gt;</text:span></text:p>
      <text:p text:style-name="P2"><text:span text:style-name="T3"><text:tab/> <text:s/></text:span><text:span text:style-name="T2">&lt;classpath&gt;</text:span></text:p>
      <text:p text:style-name="P2"><text:span text:style-name="T3"><text:tab/> <text:s text:c="3"/></text:span><text:span text:style-name="T2">&lt;pathelement</text:span><text:span text:style-name="T3"> </text:span><text:span text:style-name="T2">location=</text:span><text:span text:style-name="T5">"${basedir}/hooks/findbugs/lib/findbugs-ant.jar"</text:span><text:span text:style-name="T3"> </text:span><text:span text:style-name="T2">/&gt;</text:span></text:p>
      <text:p text:style-name="P2"><text:span text:style-name="T3"><text:tab/> <text:s/></text:span><text:span text:style-name="T2">&lt;/classpath&gt;</text:span></text:p>
      <text:p text:style-name="P2"><text:span text:style-name="T3"><text:tab/></text:span><text:span text:style-name="T2">&lt;/taskdef&gt;</text:span></text:p>
      <text:p text:style-name="P2"><text:span text:style-name="T3"><text:tab/></text:span></text:p>
      <text:p text:style-name="P2"><text:span text:style-name="T3"><text:tab/></text:span><text:span text:style-name="T2">&lt;property</text:span><text:span text:style-name="T3"> </text:span><text:span text:style-name="T2">name=</text:span><text:span text:style-name="T5">"findbugs.home"</text:span><text:span text:style-name="T3"> </text:span><text:span text:style-name="T2">value=</text:span><text:span text:style-name="T5">"${basedir}/hooks/findbugs/"</text:span><text:span text:style-name="T3"> </text:span><text:span text:style-name="T2">/&gt;</text:span></text:p>
      <text:p text:style-name="P2"><text:span text:style-name="T3"><text:tab/></text:span><text:span text:style-name="T2">&lt;target</text:span><text:span text:style-name="T3"> </text:span><text:span text:style-name="T2">name=</text:span><text:span text:style-name="T5">"findbugs"</text:span><text:span text:style-name="T3"> </text:span><text:span text:style-name="T2">depends=</text:span><text:span text:style-name="T5">"athena-project-build.jar"</text:span><text:span text:style-name="T2">&gt;</text:span></text:p>
      <text:p text:style-name="P2"><text:span text:style-name="T3"><text:tab/> <text:s/></text:span><text:span text:style-name="T2">&lt;findbugs</text:span><text:span text:style-name="T3"> </text:span><text:span text:style-name="T2">home=</text:span><text:span text:style-name="T5">"${findbugs.home}"</text:span><text:span text:style-name="T3"> </text:span><text:span text:style-name="T2">output=</text:span><text:span text:style-name="T5">"xml"</text:span><text:span text:style-name="T3"> </text:span><text:span text:style-name="T2">outputFile=</text:span><text:span text:style-name="T5">"${basedir}/reports/findbugs.xml"</text:span><text:span text:style-name="T3"> </text:span><text:span text:style-name="T2">&gt;</text:span></text:p>
      <text:p text:style-name="P2"><text:span text:style-name="T3"><text:tab/> <text:s text:c="3"/></text:span><text:span text:style-name="T2">&lt;auxClasspath</text:span><text:span text:style-name="T3"> </text:span><text:span text:style-name="T2">path=</text:span><text:span text:style-name="T5">"${basedir}/lib/"</text:span><text:span text:style-name="T3"> </text:span><text:span text:style-name="T2">/&gt;</text:span></text:p>
      <text:p text:style-name="P2"><text:span text:style-name="T3"><text:tab/> <text:s text:c="3"/></text:span><text:span text:style-name="T2">&lt;sourcePath</text:span><text:span text:style-name="T3"> </text:span><text:span text:style-name="T2">path=</text:span><text:span text:style-name="T5">"${basedir}/src/"</text:span><text:span text:style-name="T3"> </text:span><text:span text:style-name="T2">/&gt;</text:span></text:p>
      <text:p text:style-name="P2"><text:span text:style-name="T3"><text:tab/> <text:s/><text:tab/></text:span><text:span text:style-name="T2">&lt;class</text:span><text:span text:style-name="T3"> </text:span><text:span text:style-name="T2">location=</text:span><text:span text:style-name="T5">"${basedir}/bin/"</text:span><text:span text:style-name="T3"> </text:span><text:span text:style-name="T2">/&gt;</text:span></text:p>
      <text:p text:style-name="P2"><text:span text:style-name="T3"><text:tab/> <text:s/></text:span><text:span text:style-name="T2">&lt;/findbugs&gt;</text:span></text:p>
      <text:p text:style-name="P2"><text:span text:style-name="T3"><text:tab/></text:span><text:span text:style-name="T2">&lt;/target&gt;</text:span><text:span text:style-name="T3"> </text:span></text:p>
      <text:p text:style-name="P2"><text:span text:style-name="T3"><text:tab/></text:span></text:p>
      <text:p text:style-name="P2"><text:span text:style-name="T3"><text:tab/></text:span></text:p>
      <text:p text:style-name="P2"><text:span text:style-name="T3"><text:s text:c="2"/></text:span><text:span text:style-name="T2">&lt;import</text:span><text:span text:style-name="T3"> </text:span><text:span text:style-name="T2">file=</text:span><text:span text:style-name="T5">"${wpilib.ant.dir}/build.xml"</text:span><text:span text:style-name="T2">/&gt;</text:span></text:p>
      <text:p text:style-name="P2"><text:span text:style-name="T3"><text:s text:c="2"/></text:span></text:p>
      <text:p text:style-name="P3"/>
      <text:p text:style-name="P3"/>
      <text:p text:style-name="P2"><text:span text:style-name="T3"><text:tab/></text:span><text:span text:style-name="T6">&lt;!-- Override compile target to call lint4j --&gt;</text:span></text:p>
      <text:p text:style-name="P2"><text:span text:style-name="T3"><text:tab/></text:span><text:span text:style-name="T6">&lt;!--</text:span></text:p>
      <text:p text:style-name="P2"><text:span text:style-name="T6"><text:tab/>&lt;target name="compile" depends="athena-project-build.compile,run-lint4j" description="Compile the source code."&gt;</text:span></text:p>
      <text:p text:style-name="P2"><text:span text:style-name="T6"><text:tab/>&lt;/target&gt;</text:span></text:p>
      <text:p text:style-name="P2"><text:span text:style-name="T6"><text:tab/>--&gt;</text:span></text:p>
      <text:p text:style-name="P2"><text:soft-page-break/><text:span text:style-name="T3"><text:tab/></text:span></text:p>
      <text:p text:style-name="P2"><text:span text:style-name="T3"><text:tab/></text:span><text:span text:style-name="T2">&lt;target</text:span><text:span text:style-name="T3"> </text:span><text:span text:style-name="T2">name=</text:span><text:span text:style-name="T5">"compile"</text:span><text:span text:style-name="T3"> </text:span><text:span text:style-name="T2">depends=</text:span><text:span text:style-name="T5">"athena-project-build.compile"</text:span><text:span text:style-name="T3"> </text:span><text:span text:style-name="T2">description=</text:span><text:span text:style-name="T5">"Compile the source code."</text:span><text:span text:style-name="T2">&gt;</text:span></text:p>
      <text:p text:style-name="P2"><text:span text:style-name="T3"><text:tab/></text:span><text:span text:style-name="T2">&lt;/target&gt;</text:span></text:p>
      <text:p text:style-name="P2"><text:span text:style-name="T3"><text:tab/></text:span></text:p>
      <text:p text:style-name="P2"><text:span text:style-name="T3"><text:tab/></text:span><text:span text:style-name="T2">&lt;target</text:span><text:span text:style-name="T3"> </text:span><text:span text:style-name="T2">name=</text:span><text:span text:style-name="T5">"jar"</text:span><text:span text:style-name="T3"> </text:span><text:span text:style-name="T2">depends=</text:span><text:span text:style-name="T5">"athena-project-build.jar,findbugs,checkstyle"</text:span><text:span text:style-name="T3"> </text:span><text:span text:style-name="T2">description=</text:span><text:span text:style-name="T5">"Build the jar file."</text:span><text:span text:style-name="T2">&gt;</text:span></text:p>
      <text:p text:style-name="P2"><text:span text:style-name="T3"><text:tab/></text:span><text:span text:style-name="T2">&lt;/target&gt;</text:span></text:p>
      <text:p text:style-name="P2"><text:span text:style-name="T3"><text:tab/><text:tab/></text:span></text:p>
      <text:p text:style-name="P2"><text:span text:style-name="T3"><text:tab/></text:span></text:p>
      <text:p text:style-name="P2"><text:span text:style-name="T3"><text:tab/></text:span></text:p>
      <text:p text:style-name="P2"><text:span text:style-name="T2">&lt;/project&gt;</text:span><text:span text:style-name="T3"> </text:span></text:p>
      <text:p text:style-name="P1"/>
      <text:p text:style-name="P1">After messing around with it after a few minutes you should get the file to generate a crap4j report. <text:s/>For further help visit: https://code.google.com/p/crap4j/issues/detail?id=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4:46:00.649000000</meta:creation-date>
    <dc:date>2015-01-17T14:54:27.461000000</dc:date>
    <meta:editing-duration>PT8M28S</meta:editing-duration>
    <meta:editing-cycles>1</meta:editing-cycles>
    <meta:document-statistic meta:table-count="0" meta:image-count="0" meta:object-count="0" meta:page-count="4" meta:paragraph-count="153" meta:word-count="566" meta:character-count="6121" meta:non-whitespace-character-count="5085"/>
    <meta:generator>LibreOffice/4.3.5.2$Windows_x86 LibreOffice_project/3a87456aaa6a95c63eea1c1b3201acedf0751bd5</meta:generator>
  </office:meta>
</office:document-meta>
</file>